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S Serif" svg:font-family="'MS Serif'" style:font-family-generic="system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arianne Light" svg:font-family="'Marianne Light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F0">
      <style:paragraph-properties fo:text-align="end" style:justify-single-word="false" style:page-number="auto" fo:break-before="page"/>
    </style:style>
    <style:style style:name="P2" style:family="paragraph" style:parent-style-name="Table_20_Contents">
      <style:paragraph-properties fo:margin-left="-0.002cm" fo:margin-right="0.035cm" fo:text-align="justify" style:justify-single-word="false" style:snap-to-layout-grid="false">
        <style:tab-stops/>
      </style:paragraph-properties>
      <style:text-properties style:font-name="Marianne" fo:font-size="10pt" style:font-name-asian="Times New Roman" style:font-size-asian="10pt" style:font-name-complex="Arial" style:font-size-complex="10pt" style:language-complex="ar" style:country-complex="SA"/>
    </style:style>
    <style:style style:name="P3" style:family="paragraph" style:parent-style-name="Preformatted_20_Text">
      <style:text-properties officeooo:paragraph-rsid="002f70a8"/>
    </style:style>
    <style:style style:name="T1" style:family="text">
      <style:text-properties style:font-name="Marianne" fo:font-weight="bold" fo:background-color="#ffff00" loext:char-shading-value="0" style:font-name-asian="Times New Roman" style:font-weight-asian="bold" style:font-name-complex="MS Serif" style:font-size-complex="10pt" style:language-complex="ar" style:country-complex="SA" style:font-weight-complex="bold"/>
    </style:style>
    <style:style style:name="T2" style:family="text">
      <style:text-properties style:language-complex="ar" style:country-complex="SA"/>
    </style:style>
    <style:style style:name="T3" style:family="text">
      <style:text-properties officeooo:rsid="002f70a8" style:language-complex="ar" style:country-complex="SA"/>
    </style:style>
    <style:style style:name="T4" style:family="text">
      <style:text-properties officeooo:rsid="002f7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Corps_20_de_20_page"><text:span text:style-name="T1"/></text:span></text:p>
      <text:p text:style-name="P2"/>
      <text:p text:style-name="Preformatted_20_Text"><text:span text:style-name="Corps_20_de_20_page"><text:span text:style-name="Source_20_Text"><text:span text:style-name="T2">{#each </text:span></text:span></text:span><text:span text:style-name="Source_20_Text"><text:span text:style-name="T3">nombre</text:span></text:span><text:span text:style-name="Source_20_Text"><text:span text:style-name="T2">s</text:span></text:span><text:span text:style-name="Corps_20_de_20_page"><text:span text:style-name="Source_20_Text"><text:span text:style-name="T2"> as </text:span></text:span></text:span><text:span text:style-name="Source_20_Text"><text:span text:style-name="T3">n</text:span></text:span><text:span text:style-name="Corps_20_de_20_page"><text:span text:style-name="Source_20_Text"><text:span text:style-name="T2">}</text:span></text:span></text:span></text:p>
      <text:p text:style-name="P3"><text:span text:style-name="Source_20_Text"><text:span text:style-name="T4">{n</text:span></text:span><text:span text:style-name="Source_20_Text"><text:span text:style-name="T3">}</text:span></text:span></text:p>
      <text:p text:style-name="P3"><text:span text:style-name="Source_20_Text"><text:span text:style-name="T2">{/each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S Serif" svg:font-family="'MS Serif'" style:font-family-generic="system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arianne Light" svg:font-family="'Marianne Light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Standard" style:next-style-name="Text_20_body" style:default-outline-level="1">
      <style:paragraph-properties fo:margin-left="0.196cm" fo:text-align="center" style:justify-single-word="false" fo:hyphenation-ladder-count="no-limit" fo:hyphenation-keep="auto" loext:hyphenation-keep-type="column">
        <style:tab-stops/>
      </style:paragraph-properties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Standard" style:next-style-name="Standard_20__28_user_29_" style:default-outline-level="5">
      <style:paragraph-properties fo:text-align="center" style:justify-single-word="false" fo:orphans="0" fo:widows="0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Standard" style:next-style-name="Standard_20__28_user_29_" style:default-outline-level="6">
      <style:paragraph-properties fo:text-align="justify" style:justify-single-word="false" fo:orphans="0" fo:widows="0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Standard" style:next-style-name="Standard_20__28_user_29_" style:default-outline-level="8">
      <style:paragraph-properties fo:text-align="justify" style:justify-single-word="false" fo:orphans="0" fo:widows="0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Mangal" style:font-family-complex="Mangal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ous-titre1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Sous-titre_20_2" style:display-name="Sous-titre 2" style:family="paragraph" style:parent-style-name="Sous-titre1">
      <style:paragraph-properties fo:hyphenation-ladder-count="no-limit" fo:hyphenation-keep="auto" loext:hyphenation-keep-type="column"/>
      <style:text-properties fo:font-weight="normal" style:font-weight-asian="normal" style:font-weight-complex="normal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rps_20_de_20_texte_20_de_20_la_20_page" style:display-name="Corps de texte de la page" style:family="paragraph" style:parent-style-name="Text_20_body">
      <style:paragraph-properties fo:line-height="115%" fo:hyphenation-ladder-count="no-limit" fo:hyphenation-keep="auto" loext:hyphenation-keep-type="column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titulé_20_Direction" style:display-name="Intitulé Direction" style:family="paragraph" style:parent-style-name="Text_20_body">
      <style:paragraph-properties fo:margin-top="0cm" fo:margin-bottom="0.109cm" style:contextual-spacing="false" fo:hyphenation-ladder-count="no-limit" fo:hyphenation-keep="auto" loext:hyphenation-keep-type="column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re_20_de_20_document_20_gauche" style:display-name="Titre de document gauche" style:family="paragraph" style:parent-style-name="Corps_20_de_20_texte_20_de_20_la_20_pag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ied_20_de_20_page_20_gauche2" style:display-name="Pied de page gauche2" style:family="paragraph" style:parent-style-name="Pied_20_de_20_page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MS Serif" style:font-family-complex="'MS Serif'" style:font-family-generic-complex="system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m-service" style:family="paragraph" style:parent-style-name="Standard_20__28_user_29_" style:next-style-name="Standard_20__28_user_29_">
      <style:paragraph-properties fo:margin-top="0.109cm" fo:margin-bottom="0.66cm" style:contextual-spacing="false" fo:line-height="0.423cm" fo:hyphenation-ladder-count="no-limit" fo:hyphenation-keep="auto" loext:hyphenation-keep-type="column"/>
      <style:text-properties style:font-name="Arial Narrow" fo:font-family="'Arial Narrow'" style:font-family-generic="swiss" style:font-pitch="variable" fo:font-size="10pt" fo:font-weight="bold" style:font-name-asian="Arial Narrow" style:font-family-asian="'Arial Narrow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ervice1" style:family="paragraph" style:parent-style-name="m-service">
      <style:paragraph-properties fo:margin-top="0cm" fo:margin-bottom="0cm" style:contextual-spacing="false" fo:line-height="0.42cm" fo:hyphenation-ladder-count="no-limit" fo:hyphenation-keep="auto" loext:hyphenation-keep-type="column"/>
      <style:text-properties style:font-name="Arial" fo:font-family="Arial" style:font-family-generic="swiss" style:font-pitch="variable" fo:font-size="9pt" fo:font-weight="normal" style:font-name-asian="Arial" style:font-family-asian="Arial" style:font-family-generic-asian="swiss" style:font-pitch-asian="variable" style:font-size-asian="9pt" style:font-weight-asian="normal" fo:hyphenate="false" loext:hyphenation-no-caps="false" loext:hyphenation-no-last-word="false" loext:hyphenation-word-char-count="no-limit" loext:hyphenation-zone="no-limit"/>
    </style:style>
    <style:style style:name="m-BlocTitre" style:family="paragraph" style:parent-style-name="Standard_20__28_user_29_">
      <style:paragraph-properties fo:margin-left="-0.75cm" fo:text-align="center" style:justify-single-word="false" fo:hyphenation-ladder-count="no-limit" fo:hyphenation-keep="auto" loext:hyphenation-keep-type="column">
        <style:tab-stops/>
      </style:paragraph-properties>
      <style:text-properties fo:color="#4c4c4c" loext:opacity="100%"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style:font-name-complex="Liberation Serif" style:font-family-complex="'Liberation Serif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rps_20_de_20_texte_20_31" style:display-name="Corps de texte 31" style:family="paragraph" style:parent-style-name="Standard_20__28_user_29_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rps_20_de_20_texte_20_21" style:display-name="Corps de texte 21" style:family="paragraph" style:parent-style-name="Standard_20__28_user_29_">
      <style:paragraph-properties fo:text-align="justify" style:justify-single-word="false" fo:hyphenation-ladder-count="no-limit" fo:hyphenation-keep="auto" loext:hyphenation-keep-type="column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exte_20_droit" style:display-name="Texte droit" style:family="paragraph" style:parent-style-name="Standard_20__28_user_29_">
      <style:paragraph-properties fo:margin-left="3cm" fo:text-align="justify" style:justify-single-word="false" fo:hyphenation-ladder-count="no-limit" fo:hyphenation-keep="auto" loext:hyphenation-keep-type="column">
        <style:tab-stops/>
      </style:paragraph-properties>
      <style:text-properties style:font-name="Baskerville Old Face" fo:font-family="'Baskerville Old Face'" style:font-family-generic="roman" style:font-pitch="variable" fo:font-size="10pt" style:font-name-asian="Baskerville Old Face" style:font-family-asian="'Baskerville Old Face'" style:font-family-generic-asian="roman" style:font-pitch-asian="variable" style:font-size-asian="10pt" style:font-name-complex="Baskerville Old Face" style:font-family-complex="'Baskerville Old Face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d_20_de_20_page_20_droite" style:display-name="Pied de page droite" style:family="text">
      <style:text-properties fo:color="#939598" loext:opacity="100%"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Pied_20_de_20_page_20_gauche" style:display-name="Pied de page gauche" style:family="text">
      <style:text-properties fo:color="#939598" loext:opacity="100%"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orps_20_de_20_page" style:display-name="Corps de page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Date_20_2" style:display-name="Date 2" style:family="text">
      <style:text-properties style:font-name="Arial" fo:font-family="Arial" style:font-family-generic="swiss" style:font-pitch="variable" fo:font-size="8pt" fo:font-weight="normal" style:font-name-asian="Arial" style:font-family-asian="Arial" style:font-family-generic-asian="swiss" style:font-pitch-asian="variable" style:font-size-asian="8pt" style:font-weight-asian="normal" style:font-name-complex="Arial" style:font-family-complex="Arial" style:font-family-generic-complex="swiss" style:font-pitch-complex="variable" style:font-size-complex="8pt" style:font-weight-complex="normal"/>
    </style:style>
    <style:style style:name="Titre_20_central" style:display-name="Titre central" style:family="text">
      <style:text-properties style:font-name="Arial" fo:font-family="Arial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itre_20_document_20_gauche" style:display-name="Titre document gauche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Intitulé_20_direction" style:display-name="Intitulé direction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Sous-titre_20_2_20_du_20_document" style:display-name="Sous-titre 2 du document" style:family="text" style:parent-style-name="Titre_20_central">
      <style:text-properties style:font-name="Arial" fo:font-family="Arial" style:font-family-generic="swiss" style:font-pitch="variable" fo:font-size="8pt" fo:language="fr" fo:country="FR" fo:font-weight="normal" style:font-name-asian="Arial" style:font-family-asian="Arial" style:font-family-generic-asian="swiss" style:font-pitch-asian="variable" style:font-size-asian="8pt" style:font-weight-asian="normal" style:font-name-complex="Arial" style:font-family-complex="Arial" style:font-family-generic-complex="swiss" style:font-pitch-complex="variable" style:font-size-complex="8pt" style:font-weight-complex="normal"/>
    </style:style>
    <style:style style:name="Titre_20_1_20_de_20_ma_20_page" style:display-name="Titre 1 de ma page" style:family="text" style:parent-style-name="Corps_20_de_20_page">
      <style:text-properties fo:color="#000000" loext:opacity="100%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itre_20_2_20_de_20_ma_20_page" style:display-name="Titre 2 de ma page" style:family="text" style:parent-style-name="Corps_20_de_20_page">
      <style:text-properties style:font-name="Arial" fo:font-family="Arial" style:font-family-generic="swiss" style:font-pitch="variable" fo:font-size="8pt" fo:font-weight="bold" style:font-name-asian="Arial" style:font-family-asian="Arial" style:font-family-generic-asian="swiss" style:font-pitch-asian="variable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Signat" style:family="text" style:parent-style-name="Corps_20_de_20_page">
      <style:text-properties fo:color="#000000" loext:opacity="100%"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corps_20_de_20_textes" style:display-name="corps de textes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fr" style:country-complex="FR"/>
    </style:style>
    <style:style style:name="ListLabel_20_293" style:display-name="ListLabel 293" style:family="text">
      <style:text-properties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Police_20_par_20_défaut1" style:display-name="Police par défaut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48" style:display-name="ListLabel 348" style:family="text">
      <style:text-properties fo:font-size="12pt" style:font-name-asian="Baskerville Old Face" style:font-family-asian="'Baskerville Old Face'" style:font-family-generic-asian="roman" style:font-pitch-asian="variable" style:font-size-asian="12pt" style:font-name-complex="MS Serif" style:font-family-complex="'MS Serif'" style:font-family-generic-complex="system" style:font-pitch-complex="variable" style:font-size-complex="12pt" style:language-complex="ar" style:country-complex="SA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Character_5f_20_5f_style" style:display-name="Character_20_style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2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2LVL3" loext:num-list-format="%3%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2LVL4" loext:num-list-format="%4%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2LVL6" loext:num-list-format="%6%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2LVL7" loext:num-list-format="%7%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2LVL9" loext:num-list-format="%9%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3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3LVL3" loext:num-list-format="%3%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3LVL4" loext:num-list-format="%4%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3LVL6" loext:num-list-format="%6%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3LVL7" loext:num-list-format="%7%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3LVL9" loext:num-list-format="%9%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4LVL1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.6cm" fo:margin-left="0cm" table:align="left"/>
    </style:style>
    <style:style style:name="Table1.A" style:family="table-column">
      <style:table-column-properties style:column-width="8.8cm"/>
    </style:style>
    <style:style style:name="Table1.A1" style:family="table-cell">
      <style:table-cell-properties fo:padding="0.097cm" fo:border="none" style:writing-mode="lr-tb"/>
    </style:style>
    <style:style style:name="Table1.B1" style:family="table-cell">
      <style:table-cell-properties style:vertical-align="bottom" fo:padding="0.097cm" fo:border="none" style:writing-mode="lr-tb"/>
    </style:style>
    <style:style style:name="Table3" style:family="table">
      <style:table-properties style:width="17.6cm" fo:margin-left="0cm" table:align="left"/>
    </style:style>
    <style:style style:name="Table3.A" style:family="table-column">
      <style:table-column-properties style:column-width="8.8cm"/>
    </style:style>
    <style:style style:name="Table3.A1" style:family="table-cell">
      <style:table-cell-properties fo:padding="0.097cm" fo:border="none" style:writing-mode="lr-tb"/>
    </style:style>
    <style:style style:name="Table3.B1" style:family="table-cell">
      <style:table-cell-properties style:vertical-align="bottom" fo:padding="0.097cm" fo:border="none" style:writing-mode="lr-tb"/>
    </style:style>
    <style:style style:name="Table4" style:family="table">
      <style:table-properties style:width="17.6cm" fo:margin-left="0cm" table:align="left"/>
    </style:style>
    <style:style style:name="Table4.A" style:family="table-column">
      <style:table-column-properties style:column-width="8.8cm"/>
    </style:style>
    <style:style style:name="Table4.A1" style:family="table-cell">
      <style:table-cell-properties fo:padding="0.097cm" fo:border="none" style:writing-mode="lr-tb"/>
    </style:style>
    <style:style style:name="Table4.B1" style:family="table-cell">
      <style:table-cell-properties style:vertical-align="bottom" fo:padding="0.097cm" fo:border="none" style:writing-mode="lr-tb"/>
    </style:style>
    <style:style style:name="Table5" style:family="table">
      <style:table-properties style:width="17.6cm" fo:margin-left="0cm" table:align="left"/>
    </style:style>
    <style:style style:name="Table5.A" style:family="table-column">
      <style:table-column-properties style:column-width="8.8cm"/>
    </style:style>
    <style:style style:name="Table5.A1" style:family="table-cell">
      <style:table-cell-properties fo:padding="0.097cm" fo:border="none" style:writing-mode="lr-tb"/>
    </style:style>
    <style:style style:name="Table5.B1" style:family="table-cell">
      <style:table-cell-properties style:vertical-align="bottom" fo:padding="0.097cm" fo:border="none" style:writing-mode="lr-tb"/>
    </style:style>
    <style:style style:name="MT1" style:family="text">
      <style:text-properties style:font-name="Marianne"/>
    </style:style>
    <style:style style:name="MT2" style:family="text">
      <style:text-properties fo:color="#000000" loext:opacity="100%" style:font-name="Mariann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1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Pied_20_de_20_page_20_gauche2"><text:span text:style-name="Pied_20_de_20_page_20_gauche"><text:span text:style-name="MT1">DREAL Bretagne</text:span></text:span></text:p>
              <text:p text:style-name="Pied_20_de_20_page_20_gauche2"><text:span text:style-name="Pied_20_de_20_page_20_gauche"><text:span text:style-name="MT1">10, rue Maurice Fabre</text:span></text:span></text:p>
              <text:p text:style-name="Pied_20_de_20_page_20_gauche2"><text:span text:style-name="Pied_20_de_20_page_20_gauche"><text:span text:style-name="MT1">CS 96515</text:span></text:span></text:p>
              <text:p text:style-name="Pied_20_de_20_page_20_gauche2"><text:span text:style-name="Pied_20_de_20_page_20_gauche"><text:span text:style-name="MT1">35065 RENNES CEDEX</text:span></text:span></text:p>
              <text:p text:style-name="Pied_20_de_20_page_20_gauche2"/>
              <text:p text:style-name="Pied_20_de_20_page_20_gauche2"/>
            </table:table-cell>
            <table:table-cell table:style-name="Table1.B1" office:value-type="string">
              <text:p text:style-name="Table_20_Contents"><text:span text:style-name="Police_20_par_20_défaut"><text:span text:style-name="MT2"><text:page-number text:select-page="current">2</text:page-number></text:span></text:span></text:p>
            </table:table-cell>
          </table:table-row>
        </table:table>
        <text:p text:style-name="Pied_20_de_20_page"/>
      </style:footer>
      <style:footer-first>
        <text:p text:style-name="Pied_20_de_20_page"/>
      </style:footer-first>
    </style:master-page>
    <style:master-page style:name="MP1" style:page-layout-name="Mpm3" draw:style-name="Mdp1">
      <style:footer>
        <table:table table:name="Table3" table:style-name="Table3">
          <table:table-column table:style-name="Table3.A" table:number-columns-repeated="2"/>
          <table:table-row>
            <table:table-cell table:style-name="Table3.A1" office:value-type="string">
              <text:p text:style-name="Pied_20_de_20_page_20_gauche2"><text:span text:style-name="Pied_20_de_20_page_20_gauche"><text:span text:style-name="MT1">DREAL Bretagne</text:span></text:span></text:p>
              <text:p text:style-name="Pied_20_de_20_page_20_gauche2"><text:span text:style-name="Pied_20_de_20_page_20_gauche"><text:span text:style-name="MT1">10, rue Maurice Fabre</text:span></text:span></text:p>
              <text:p text:style-name="Pied_20_de_20_page_20_gauche2"><text:span text:style-name="Pied_20_de_20_page_20_gauche"><text:span text:style-name="MT1">CS 96515</text:span></text:span></text:p>
              <text:p text:style-name="Pied_20_de_20_page_20_gauche2"><text:span text:style-name="Pied_20_de_20_page_20_gauche"><text:span text:style-name="MT1">35065 RENNES CEDEX</text:span></text:span></text:p>
              <text:p text:style-name="Pied_20_de_20_page_20_gauche2"/>
              <text:p text:style-name="Pied_20_de_20_page_20_gauche2"/>
            </table:table-cell>
            <table:table-cell table:style-name="Table3.B1" office:value-type="string">
              <text:p text:style-name="Table_20_Contents"><text:span text:style-name="Police_20_par_20_défaut"><text:span text:style-name="MT2"><text:page-number text:select-page="current">7</text:page-number></text:span></text:span></text:p>
            </table:table-cell>
          </table:table-row>
        </table:table>
        <text:p text:style-name="Pied_20_de_20_page"/>
      </style:footer>
    </style:master-page>
    <style:master-page style:name="MP2" style:page-layout-name="Mpm3" draw:style-name="Mdp1">
      <style:footer>
        <table:table table:name="Table4" table:style-name="Table4">
          <table:table-column table:style-name="Table4.A" table:number-columns-repeated="2"/>
          <table:table-row>
            <table:table-cell table:style-name="Table4.A1" office:value-type="string">
              <text:p text:style-name="Pied_20_de_20_page_20_gauche2"><text:span text:style-name="Pied_20_de_20_page_20_gauche"><text:span text:style-name="MT1">DREAL Bretagne</text:span></text:span></text:p>
              <text:p text:style-name="Pied_20_de_20_page_20_gauche2"><text:span text:style-name="Pied_20_de_20_page_20_gauche"><text:span text:style-name="MT1">10, rue Maurice Fabre</text:span></text:span></text:p>
              <text:p text:style-name="Pied_20_de_20_page_20_gauche2"><text:span text:style-name="Pied_20_de_20_page_20_gauche"><text:span text:style-name="MT1">CS 96515</text:span></text:span></text:p>
              <text:p text:style-name="Pied_20_de_20_page_20_gauche2"><text:span text:style-name="Pied_20_de_20_page_20_gauche"><text:span text:style-name="MT1">35065 RENNES CEDEX</text:span></text:span></text:p>
              <text:p text:style-name="Pied_20_de_20_page_20_gauche2"/>
              <text:p text:style-name="Pied_20_de_20_page_20_gauche2"/>
            </table:table-cell>
            <table:table-cell table:style-name="Table4.B1" office:value-type="string">
              <text:p text:style-name="Table_20_Contents"><text:span text:style-name="Police_20_par_20_défaut"><text:span text:style-name="MT2"><text:page-number text:select-page="current">3</text:page-number></text:span></text:span></text:p>
            </table:table-cell>
          </table:table-row>
        </table:table>
        <text:p text:style-name="Pied_20_de_20_page"/>
      </style:footer>
    </style:master-page>
    <style:master-page style:name="MP3" style:page-layout-name="Mpm3" draw:style-name="Mdp1">
      <style:footer>
        <table:table table:name="Table5" table:style-name="Table5">
          <table:table-column table:style-name="Table5.A" table:number-columns-repeated="2"/>
          <table:table-row>
            <table:table-cell table:style-name="Table5.A1" office:value-type="string">
              <text:p text:style-name="Pied_20_de_20_page_20_gauche2"><text:span text:style-name="Pied_20_de_20_page_20_gauche"><text:span text:style-name="MT1">DREAL Bretagne</text:span></text:span></text:p>
              <text:p text:style-name="Pied_20_de_20_page_20_gauche2"><text:span text:style-name="Pied_20_de_20_page_20_gauche"><text:span text:style-name="MT1">10, rue Maurice Fabre</text:span></text:span></text:p>
              <text:p text:style-name="Pied_20_de_20_page_20_gauche2"><text:span text:style-name="Pied_20_de_20_page_20_gauche"><text:span text:style-name="MT1">CS 96515</text:span></text:span></text:p>
              <text:p text:style-name="Pied_20_de_20_page_20_gauche2"><text:span text:style-name="Pied_20_de_20_page_20_gauche"><text:span text:style-name="MT1">35065 RENNES CEDEX</text:span></text:span></text:p>
              <text:p text:style-name="Pied_20_de_20_page_20_gauche2"/>
              <text:p text:style-name="Pied_20_de_20_page_20_gauche2"/>
            </table:table-cell>
            <table:table-cell table:style-name="Table5.B1" office:value-type="string">
              <text:p text:style-name="Table_20_Contents"><text:span text:style-name="Police_20_par_20_défaut"><text:span text:style-name="MT2"><text:page-number text:select-page="current">4</text:page-number></text:span></text:span></text:p>
            </table:table-cell>
          </table:table-row>
        </table:table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  <dc:title>Le Ministre d’Etat</dc:title>
    <meta:initial-creator>COQUEREAU Fabien</meta:initial-creator>
    <meta:creation-date>2024-03-19T15:43:00Z</meta:creation-date>
    <dc:date>2025-05-08T20:25:37.360868695</dc:date>
    <meta:editing-cycles>32</meta:editing-cycles>
    <meta:editing-duration>PT2H24M39S</meta:editing-duration>
    <meta:document-statistic meta:table-count="4" meta:image-count="0" meta:object-count="0" meta:page-count="1" meta:paragraph-count="23" meta:word-count="54" meta:character-count="281" meta:non-whitespace-character-count="250"/>
    <meta:template xlink:type="simple" xlink:actuate="onRequest" xlink:title="" xlink:href="Normal.dotm"/>
  </office:meta>
</office:document-meta>
</file>